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HTMLSerializer.h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HTMLSerializer.getMim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Serializer.XHTML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Serializer.endElementImpl( String uri , String local , String qua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HTMLSerializer.configure( Configuration conf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HTMLSerializer.XHTMLSerializer( XHTMLEncoder enco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Serializer.startElementImpl( String uri , String local , String qual , String namespaces [ ] [ ] , String attributes [ ] [ ]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Serializer.body( String uri , String local , String qu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